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97656" officeooo:paragraph-rsid="001bb7a5"/>
    </style:style>
    <style:style style:name="P2" style:family="paragraph" style:parent-style-name="Text_20_body">
      <style:text-properties officeooo:paragraph-rsid="00197656"/>
    </style:style>
    <style:style style:name="P3" style:family="paragraph" style:parent-style-name="Text_20_body">
      <style:text-properties officeooo:rsid="001a52f4" officeooo:paragraph-rsid="001a52f4"/>
    </style:style>
    <style:style style:name="P4" style:family="paragraph" style:parent-style-name="Text_20_body">
      <style:text-properties officeooo:rsid="001a52f4" officeooo:paragraph-rsid="00228781"/>
    </style:style>
    <style:style style:name="P5" style:family="paragraph" style:parent-style-name="Text_20_body">
      <style:text-properties officeooo:rsid="001a52f4" officeooo:paragraph-rsid="0027c13a"/>
    </style:style>
    <style:style style:name="P6" style:family="paragraph" style:parent-style-name="Text_20_body">
      <style:text-properties officeooo:rsid="001a52f4" officeooo:paragraph-rsid="0029a2fa"/>
    </style:style>
    <style:style style:name="P7" style:family="paragraph" style:parent-style-name="Text_20_body">
      <style:text-properties fo:font-weight="bold" officeooo:rsid="00197656" officeooo:paragraph-rsid="00197656" style:font-weight-asian="bold" style:font-weight-complex="bold"/>
    </style:style>
    <style:style style:name="P8" style:family="paragraph" style:parent-style-name="Text_20_body">
      <style:text-properties fo:font-weight="bold" officeooo:rsid="00197656" officeooo:paragraph-rsid="001bb7a5" style:font-weight-asian="bold" style:font-weight-complex="bold"/>
    </style:style>
    <style:style style:name="P9" style:family="paragraph" style:parent-style-name="Text_20_body">
      <style:text-properties fo:font-weight="bold" officeooo:rsid="00197656" officeooo:paragraph-rsid="00228781" style:font-weight-asian="bold" style:font-weight-complex="bold"/>
    </style:style>
    <style:style style:name="P10" style:family="paragraph" style:parent-style-name="Text_20_body">
      <style:text-properties fo:font-weight="bold" officeooo:paragraph-rsid="001bb7a5" style:font-weight-asian="bold" style:font-weight-complex="bold"/>
    </style:style>
    <style:style style:name="P11" style:family="paragraph" style:parent-style-name="Text_20_body">
      <style:text-properties fo:font-weight="bold" officeooo:rsid="0027c13a" officeooo:paragraph-rsid="0027c13a" style:font-weight-asian="bold" style:font-weight-complex="bold"/>
    </style:style>
    <style:style style:name="P12" style:family="paragraph" style:parent-style-name="Text_20_body">
      <style:text-properties fo:font-weight="bold" officeooo:rsid="00197656" officeooo:paragraph-rsid="00197656" fo:background-color="#fff200" style:font-weight-asian="bold" style:font-weight-complex="bold"/>
    </style:style>
    <style:style style:name="P13" style:family="paragraph" style:parent-style-name="Text_20_body">
      <style:text-properties fo:font-weight="bold" officeooo:rsid="00197656" officeooo:paragraph-rsid="00228781" fo:background-color="#fff200" style:font-weight-asian="bold" style:font-weight-complex="bold"/>
    </style:style>
    <style:style style:name="P14" style:family="paragraph" style:parent-style-name="Text_20_body">
      <style:text-properties fo:font-weight="bold" officeooo:rsid="001bb1ed" officeooo:paragraph-rsid="001bb1ed" fo:background-color="#fff200" style:font-weight-asian="bold" style:font-weight-complex="bold"/>
    </style:style>
    <style:style style:name="P15" style:family="paragraph" style:parent-style-name="Text_20_body">
      <style:text-properties fo:font-weight="normal" officeooo:rsid="001a52f4" officeooo:paragraph-rsid="001a52f4" style:font-weight-asian="normal" style:font-weight-complex="normal"/>
    </style:style>
    <style:style style:name="P16" style:family="paragraph" style:parent-style-name="Text_20_body">
      <style:text-properties fo:font-weight="normal" officeooo:rsid="001a52f4" officeooo:paragraph-rsid="001cfdf8" style:font-weight-asian="normal" style:font-weight-complex="normal"/>
    </style:style>
    <style:style style:name="P17" style:family="paragraph" style:parent-style-name="Text_20_body">
      <style:text-properties fo:font-weight="normal" officeooo:rsid="001bb1ed" officeooo:paragraph-rsid="001bb1ed" style:font-weight-asian="normal" style:font-weight-complex="normal"/>
    </style:style>
    <style:style style:name="P18" style:family="paragraph" style:parent-style-name="Text_20_body">
      <style:text-properties fo:font-weight="normal" officeooo:rsid="001bb1ed" officeooo:paragraph-rsid="00228781" style:font-weight-asian="normal" style:font-weight-complex="normal"/>
    </style:style>
    <style:style style:name="P19" style:family="paragraph" style:parent-style-name="Text_20_body">
      <style:text-properties fo:font-weight="normal" officeooo:rsid="001bb1ed" officeooo:paragraph-rsid="0027c13a" style:font-weight-asian="normal" style:font-weight-complex="normal"/>
    </style:style>
    <style:style style:name="P20" style:family="paragraph" style:parent-style-name="Text_20_body">
      <style:text-properties fo:font-weight="normal" officeooo:rsid="00197656" officeooo:paragraph-rsid="00197656" style:font-weight-asian="normal" style:font-weight-complex="normal"/>
    </style:style>
    <style:style style:name="P21" style:family="paragraph" style:parent-style-name="Text_20_body">
      <style:text-properties fo:font-weight="normal" officeooo:rsid="00197656" officeooo:paragraph-rsid="001bb1ed" style:font-weight-asian="normal" style:font-weight-complex="normal"/>
    </style:style>
    <style:style style:name="P22" style:family="paragraph" style:parent-style-name="Text_20_body">
      <style:text-properties fo:font-weight="normal" officeooo:rsid="00197656" officeooo:paragraph-rsid="002b0e58" style:font-weight-asian="normal" style:font-weight-complex="normal"/>
    </style:style>
    <style:style style:name="P23" style:family="paragraph" style:parent-style-name="Text_20_body">
      <style:text-properties fo:font-weight="normal" officeooo:rsid="001a52f4" officeooo:paragraph-rsid="001cfdf8" fo:background-color="transparent" style:font-weight-asian="normal" style:font-weight-complex="normal"/>
    </style:style>
    <style:style style:name="P24" style:family="paragraph" style:parent-style-name="Text_20_body">
      <style:text-properties fo:font-weight="normal" officeooo:rsid="001bb1ed" officeooo:paragraph-rsid="001bb1ed" fo:background-color="#faa61a" style:font-weight-asian="normal" style:font-weight-complex="normal"/>
    </style:style>
    <style:style style:name="P25" style:family="paragraph" style:parent-style-name="Text_20_body">
      <style:text-properties officeooo:paragraph-rsid="001a52f4"/>
    </style:style>
    <style:style style:name="P26" style:family="paragraph" style:parent-style-name="Text_20_body">
      <style:text-properties officeooo:paragraph-rsid="001bb7a5"/>
    </style:style>
    <style:style style:name="P27" style:family="paragraph" style:parent-style-name="Text_20_body">
      <style:text-properties fo:color="#ce181e" fo:font-weight="bold" officeooo:rsid="001bb1ed" officeooo:paragraph-rsid="001bb1ed" fo:background-color="#fff200" style:font-weight-asian="bold" style:font-weight-complex="bold"/>
    </style:style>
    <style:style style:name="P28" style:family="paragraph" style:parent-style-name="Text_20_body">
      <style:text-properties fo:color="#ce181e" officeooo:paragraph-rsid="00228781"/>
    </style:style>
    <style:style style:name="P29" style:family="paragraph" style:parent-style-name="Text_20_body">
      <style:text-properties officeooo:rsid="0027c13a" officeooo:paragraph-rsid="0027c13a"/>
    </style:style>
    <style:style style:name="P30" style:family="paragraph" style:parent-style-name="Text_20_body">
      <style:text-properties officeooo:rsid="0027c13a" officeooo:paragraph-rsid="0029a2fa"/>
    </style:style>
    <style:style style:name="P31" style:family="paragraph" style:parent-style-name="Standard">
      <style:text-properties officeooo:rsid="001bb7a5" officeooo:paragraph-rsid="001bb7a5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bb7a5" officeooo:paragraph-rsid="001bb7a5" style:font-weight-asian="bold" style:font-weight-complex="bold"/>
    </style:style>
    <style:style style:name="P33" style:family="paragraph" style:parent-style-name="Standard">
      <style:text-properties officeooo:paragraph-rsid="001bb7a5"/>
    </style:style>
    <style:style style:name="P34" style:family="paragraph" style:parent-style-name="Standard">
      <style:text-properties officeooo:paragraph-rsid="00228781"/>
    </style:style>
    <style:style style:name="T1" style:family="text">
      <style:text-properties officeooo:rsid="00197656"/>
    </style:style>
    <style:style style:name="T2" style:family="text">
      <style:text-properties officeooo:rsid="001a52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5ea0" style:font-weight-asian="bold" style:font-weight-complex="bold"/>
    </style:style>
    <style:style style:name="T5" style:family="text">
      <style:text-properties fo:font-weight="bold" officeooo:rsid="0027c13a" style:font-weight-asian="bold" style:font-weight-complex="bold"/>
    </style:style>
    <style:style style:name="T6" style:family="text">
      <style:text-properties officeooo:rsid="001bb1ed"/>
    </style:style>
    <style:style style:name="T7" style:family="text">
      <style:text-properties officeooo:rsid="001bb7a5"/>
    </style:style>
    <style:style style:name="T8" style:family="text">
      <style:text-properties officeooo:rsid="001cfdf8"/>
    </style:style>
    <style:style style:name="T9" style:family="text">
      <style:text-properties officeooo:rsid="001d6737"/>
    </style:style>
    <style:style style:name="T10" style:family="text">
      <style:text-properties officeooo:rsid="001e825b"/>
    </style:style>
    <style:style style:name="T11" style:family="text">
      <style:text-properties officeooo:rsid="001f347e"/>
    </style:style>
    <style:style style:name="T12" style:family="text">
      <style:text-properties officeooo:rsid="0025ce86"/>
    </style:style>
    <style:style style:name="T13" style:family="text">
      <style:text-properties officeooo:rsid="0027c13a"/>
    </style:style>
    <style:style style:name="T14" style:family="text">
      <style:text-properties fo:color="#7f0055" style:font-name="Monospace" fo:font-size="10pt" fo:background-color="#e8f2fe" loext:char-shading-value="0" style:font-size-asian="10pt"/>
    </style:style>
    <style:style style:name="T15" style:family="text">
      <style:text-properties fo:color="#000000" style:font-name="Monospace" fo:font-size="10pt" fo:background-color="#e8f2fe" loext:char-shading-value="0" style:font-size-asian="10pt"/>
    </style:style>
    <style:style style:name="T16" style:family="text">
      <style:text-properties fo:color="#000000" fo:font-weight="bold" officeooo:rsid="0027c13a" style:font-weight-asian="bold" style:font-weight-complex="bold"/>
    </style:style>
    <style:style style:name="T17" style:family="text">
      <style:text-properties fo:color="#ce181e" fo:font-weight="bold" officeooo:rsid="0027c13a" style:font-weight-asian="bold" style:font-weight-complex="bold"/>
    </style:style>
    <style:style style:name="T18" style:family="text">
      <style:text-properties fo:color="#ce181e" fo:font-weight="bold" officeooo:rsid="00215ea0" style:font-weight-asian="bold" style:font-weight-complex="bold"/>
    </style:style>
    <style:style style:name="T19" style:family="text">
      <style:text-properties officeooo:rsid="0029a2fa"/>
    </style:style>
    <style:style style:name="T20" style:family="text">
      <style:text-properties officeooo:rsid="002b0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5"><text:span text:style-name="T2">// Class: </text:span><text:span text:style-name="T3">BasicOperations <text:s/></text:span><text:span text:style-name="T4">Ska innehålla operationer som tar duala värden</text:span></text:p>
      <text:p text:style-name="P25"><text:span text:style-name="T4">// Class: Dvanced Operation ärver den för sina construktör &amp; lägger på mono</text:span></text:p>
      <text:p text:style-name="P7">// egenskap</text:p>
      <text:p text:style-name="P7">// <text:tab/><text:span text:style-name="T7">String operationname</text:span></text:p>
      <text:p text:style-name="P7">//<text:tab/>firstValue</text:p>
      <text:p text:style-name="P7">//<text:tab/>secondValue</text:p>
      <text:p text:style-name="P7"/>
      <text:p text:style-name="P17">public class BasicOperations{</text:p>
      <text:p text:style-name="P17"><text:tab/><text:span text:style-name="T7">opName = “”;</text:span></text:p>
      <text:p text:style-name="P21"><text:tab/><text:span text:style-name="T6">double fistValue = 0.0;</text:span></text:p>
      <text:p text:style-name="P21"><text:span text:style-name="T6"><text:tab/>double secondValue = 0.0; </text:span></text:p>
      <text:p text:style-name="P20"/>
      <text:p text:style-name="P12">// constructor()</text:p>
      <text:p text:style-name="P3">public BasicOperations(<text:span text:style-name="T7">String opName, </text:span>double firstValue, double second value) {</text:p>
      <text:p text:style-name="P3"><text:tab/><text:span text:style-name="T7">this.opName = opName;</text:span></text:p>
      <text:p text:style-name="P3"><text:tab/>this.firstValue = firstValue;</text:p>
      <text:p text:style-name="P3"><text:tab/>this.secondValue = secondValue; </text:p>
      <text:p text:style-name="P3">}</text:p>
      <text:p text:style-name="P3"/>
      <text:p text:style-name="P3"/>
      <text:p text:style-name="P3"/>
      <text:p text:style-name="P3"/>
      <text:p text:style-name="P12">// <text:span text:style-name="T6">g</text:span>etters()</text:p>
      <text:p text:style-name="P16">Public <text:span text:style-name="T8">String</text:span> <text:span text:style-name="T8">getOpName</text:span>() {</text:p>
      <text:p text:style-name="P16"><text:tab/>return this.<text:span text:style-name="T8">OpName</text:span> ;</text:p>
      <text:p text:style-name="P23">}</text:p>
      <text:p text:style-name="P15">Public double firstValue() {</text:p>
      <text:p text:style-name="P15"><text:tab/>return this.firstValue;</text:p>
      <text:p text:style-name="P15">}</text:p>
      <text:p text:style-name="P15">Public double secondValue() {</text:p>
      <text:p text:style-name="P15"><text:tab/>return this.secondValue;</text:p>
      <text:p text:style-name="P15"><text:soft-page-break/>}</text:p>
      <text:p text:style-name="P12">// <text:span text:style-name="T6">s</text:span>etters()</text:p>
      <text:p text:style-name="P16">public void <text:span text:style-name="T8">String</text:span> set<text:span text:style-name="T8">OpName</text:span>(<text:span text:style-name="T8">String OpName</text:span>) { </text:p>
      <text:p text:style-name="P16"><text:tab/>this.<text:span text:style-name="T8">opName</text:span> = <text:span text:style-name="T8">opName</text:span>;</text:p>
      <text:p text:style-name="P16">}</text:p>
      <text:p text:style-name="P15"/>
      <text:p text:style-name="P15">public void double set firstValue( double fistValue) { </text:p>
      <text:p text:style-name="P15"><text:tab/>this.firstValue = firstValue;</text:p>
      <text:p text:style-name="P15">}</text:p>
      <text:p text:style-name="P15">public void double set secondValue( double secondValue) { </text:p>
      <text:p text:style-name="P15"><text:tab/>this.secondValue = secondValue;</text:p>
      <text:p text:style-name="P15">}</text:p>
      <text:p text:style-name="P24">// Annan metod för utskrift: resultat</text:p>
      <text:p text:style-name="P27">public void <text:span text:style-name="T10">check</text:span>Result () {</text:p>
      <text:p text:style-name="P27"><text:tab/><text:span text:style-name="T10">double</text:span> <text:s/><text:span text:style-name="T10">opR</text:span>esult = <text:span text:style-name="T10">(this.opName,</text:span> this.firstValue <text:span text:style-name="T10">+ opnamen</text:span> this.secondValue)</text:p>
      <text:p text:style-name="P27"/>
      <text:p text:style-name="P27"><text:tab/>System.out.println( <text:span text:style-name="T9">opName “ of <text:s/>“ + </text:span>this.firstValue + “ <text:span text:style-name="T9">and </text:span>“ + this.secondValue + “ = <text:s/>“ <text:s/>+ result) ;</text:p>
      <text:p text:style-name="P14">}</text:p>
      <text:p text:style-name="P17"/>
      <text:p text:style-name="P17">}</text:p>
      <text:p text:style-name="P2"/>
      <text:p text:style-name="Standard"/>
      <text:p text:style-name="Standard"/>
      <text:p text:style-name="Standard"/>
      <text:p text:style-name="Standard"/>
      <text:p text:style-name="P32">Main Class</text:p>
      <text:p text:style-name="P31"/>
      <text:p text:style-name="P31">Public class Main { </text:p>
      <text:p text:style-name="Standard"><text:tab/><text:span text:style-name="T7">public static void main (String[] args ){</text:span></text:p>
      <text:p text:style-name="Standard"><text:tab/><text:span text:style-name="T11">BasicOperations</text:span></text:p>
      <text:p text:style-name="Standard"><text:tab/></text:p>
      <text:p text:style-name="P33">//<text:tab/><text:span text:style-name="T7">BasicOperation basicOperation = new BasicOperation(opName, firstvalue, secondValue);</text:span></text:p>
      <text:p text:style-name="P33"><text:tab/><text:tab/></text:p>
      <text:p text:style-name="P33"><text:span text:style-name="T7"><text:s/></text:span></text:p>
      <text:p text:style-name="Standard"/>
      <text:p text:style-name="Standard"/>
      <text:p text:style-name="P8"><text:span text:style-name="T6">BasicO</text:span>peration<text:span text:style-name="T6">s</text:span></text:p>
      <text:p text:style-name="P26"><text:soft-page-break/><text:tab/>addition</text:p>
      <text:p text:style-name="P26"><text:tab/>subtraction </text:p>
      <text:p text:style-name="P26"><text:tab/>multiplication </text:p>
      <text:p text:style-name="P26"><text:tab/>division</text:p>
      <text:p text:style-name="P26"/>
      <text:p text:style-name="P26"/>
      <text:p text:style-name="P10">AdvanceOp<text:span text:style-name="T1">erations</text:span></text:p>
      <text:p text:style-name="P1">egenskap</text:p>
      <text:p text:style-name="P1"><text:tab/>Value</text:p>
      <text:p text:style-name="P1"><text:tab/></text:p>
      <text:p text:style-name="P1">constructor()</text:p>
      <text:p text:style-name="P1">getters()</text:p>
      <text:p text:style-name="P1">setters()</text:p>
      <text:p text:style-name="P1">operation</text:p>
      <text:p text:style-name="P33">square root </text:p>
      <text:p text:style-name="P33">absolute<text:span text:style-name="T1">V</text:span>alue </text:p>
      <text:p text:style-name="P33">1/x <text:s/></text:p>
      <text:p text:style-name="P33">x<text:span text:style-name="T1">^</text:span>3 </text:p>
      <text:p text:style-name="P33">10<text:span text:style-name="T1">^</text:span>x </text:p>
      <text:p text:style-name="P33">n! </text:p>
      <text:p text:style-name="P33">mode<text:span text:style-name="T1">Dual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Source_20_Text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4"><text:span text:style-name="T2">/</text:span></text:p>
      <text:p text:style-name="P28"><text:span text:style-name="T4">// Class: </text:span><text:span text:style-name="T5">A</text:span><text:span text:style-name="T4">vanced Operation ärver den för sina construktör &amp; lägger på mono</text:span></text:p>
      <text:p text:style-name="P9">// egenskap</text:p>
      <text:p text:style-name="P9">//<text:tab/>Value</text:p>
      <text:p text:style-name="P9"/>
      <text:p text:style-name="P11">Package <text:span text:style-name="T14">package</text:span><text:span text:style-name="T15"> com.nackademin.arash_bidarian_assignment02;</text:span></text:p>
      <text:p text:style-name="P19">public class <text:span text:style-name="T17">A</text:span><text:span text:style-name="T18">vancedOperation</text:span><text:span text:style-name="T17">s</text:span><text:span text:style-name="T18"> </text:span><text:span text:style-name="T16">extends</text:span><text:span text:style-name="T17"> </text:span>BasicOperations{</text:p>
      <text:p text:style-name="P18"><text:tab/><text:span text:style-name="T13">private double value = 0.0;</text:span></text:p>
      <text:p text:style-name="P22"><text:span text:style-name="T20">ls</text:span></text:p>
      <text:p text:style-name="P22"><text:span text:style-name="T20"><text:tab/></text:span></text:p>
      <text:p text:style-name="P13">// constructor(</text:p>
      <text:p text:style-name="P13"/>
      <text:p text:style-name="P5">public <text:span text:style-name="T12">Advance</text:span>Operations(<text:span text:style-name="T7">String opName, </text:span>double firstValue, double second<text:span text:style-name="T13">V</text:span>alue) {</text:p>
      <text:p text:style-name="P5"><text:tab/><text:span text:style-name="T19">super(opName, </text:span>firstValue, second<text:span text:style-name="T13">V</text:span>alue<text:span text:style-name="T13">)</text:span></text:p>
      <text:p text:style-name="P29">}</text:p>
      <text:p text:style-name="P6">public <text:span text:style-name="T12">Advance</text:span>Operations(<text:span text:style-name="T7">String opName, </text:span>double <text:span text:style-name="T19">v</text:span>alue) {</text:p>
      <text:p text:style-name="P6"><text:tab/><text:span text:style-name="T19">super(opName, </text:span>firstValue<text:span text:style-name="T13">)</text:span></text:p>
      <text:p text:style-name="P30">}</text:p>
      <text:p text:style-name="P29"/>
      <text:p text:style-name="P5">public BasicOperations(<text:span text:style-name="T7">String opName, </text:span>double firstValue, double second value) {</text:p>
      <text:p text:style-name="P5"><text:tab/><text:span text:style-name="T7">this.opName = opName;</text:span></text:p>
      <text:p text:style-name="P5"><text:tab/>this.firstValue = firstValue;</text:p>
      <text:p text:style-name="P5"><text:tab/>this.secondValue = secondValue; </text:p>
      <text:p text:style-name="P5">}</text:p>
      <text:p text:style-name="P4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3:32:20.236097460</meta:creation-date>
    <dc:date>2020-04-13T02:23:43.899808595</dc:date>
    <meta:editing-duration>PT7H1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92" meta:word-count="285" meta:character-count="2146" meta:non-whitespace-character-count="1893"/>
  </office:meta>
</office:document-meta>
</file>